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3" style:family="paragraph" style:parent-style-name="Heading_20_2">
      <style:paragraph-properties fo:margin-top="0in" fo:margin-bottom="0.0181in" style:contextual-spacing="false"/>
      <style:text-properties style:use-window-font-color="true" loext:opacity="0%" style:font-name="Courier New" fo:font-size="10pt" officeooo:paragraph-rsid="0604d8db" style:font-size-asian="10pt" style:font-size-complex="10pt"/>
    </style:style>
    <style:style style:name="P4" style:family="paragraph" style:parent-style-name="Heading_20_2">
      <style:text-properties style:use-window-font-color="true" loext:opacity="0%" officeooo:paragraph-rsid="060e01c3"/>
    </style:style>
    <style:style style:name="P5" style:family="paragraph" style:parent-style-name="Standard">
      <style:text-properties style:use-window-font-color="true" loext:opacity="0%" officeooo:paragraph-rsid="061a93c1"/>
    </style:style>
    <style:style style:name="P6" style:family="paragraph" style:parent-style-name="Standard">
      <style:text-properties style:use-window-font-color="true" loext:opacity="0%" style:font-name="David CLM" fo:language="en" fo:country="US" style:text-underline-style="none" fo:font-weight="normal" officeooo:rsid="05f8e71a" officeooo:paragraph-rsid="061a93c1" style:font-weight-asian="normal" style:font-name-complex="David CLM" style:font-weight-complex="normal"/>
    </style:style>
    <style:style style:name="P7" style:family="paragraph" style:parent-style-name="Heading_20_2">
      <style:paragraph-properties fo:line-height="100%"/>
      <style:text-properties style:use-window-font-color="true" loext:opacity="0%" officeooo:paragraph-rsid="05e25695"/>
    </style:style>
    <style:style style:name="P8" style:family="paragraph" style:parent-style-name="Standard">
      <style:text-properties style:use-window-font-color="true" loext:opacity="0%" officeooo:paragraph-rsid="061bffad"/>
    </style:style>
    <style:style style:name="P9" style:family="paragraph" style:parent-style-name="Standard">
      <style:text-properties style:use-window-font-color="true" loext:opacity="0%" style:text-position="0% 100%" fo:font-size="8pt" officeooo:rsid="0526c858" officeooo:paragraph-rsid="061bffad" style:font-size-asian="8pt" style:font-size-complex="8pt"/>
    </style:style>
    <style:style style:name="P10" style:family="paragraph" style:parent-style-name="Heading_20_2">
      <style:paragraph-properties fo:margin-top="0in" fo:margin-bottom="0.0181in" style:contextual-spacing="false" fo:line-height="100%"/>
      <style:text-properties style:use-window-font-color="true" loext:opacity="0%" style:font-name="David CLM" fo:language="en" fo:country="US" style:text-underline-style="none" fo:font-weight="normal" officeooo:rsid="0613f8ba" officeooo:paragraph-rsid="0613f8ba" style:font-weight-asian="normal" style:font-name-complex="David CLM" style:font-weight-complex="normal"/>
    </style:style>
    <style:style style:name="P11" style:family="paragraph" style:parent-style-name="Heading_20_2">
      <style:text-properties style:use-window-font-color="true" loext:opacity="0%" officeooo:paragraph-rsid="06213d5c"/>
    </style:style>
    <style:style style:name="P12" style:family="paragraph" style:parent-style-name="Standard">
      <style:text-properties style:use-window-font-color="true" loext:opacity="0%" officeooo:paragraph-rsid="06213d5c"/>
    </style:style>
    <style:style style:name="P13" style:family="paragraph" style:parent-style-name="Standard">
      <style:text-properties style:use-window-font-color="true" loext:opacity="0%" style:font-name="David" officeooo:paragraph-rsid="06213d5c"/>
    </style:style>
    <style:style style:name="P14" style:family="paragraph" style:parent-style-name="Standard">
      <style:text-properties style:use-window-font-color="true" loext:opacity="0%" style:text-position="0% 100%" style:font-name="David" fo:font-size="8pt" officeooo:rsid="0526c858" officeooo:paragraph-rsid="06213d5c" style:font-size-asian="8pt" style:font-size-complex="8pt"/>
    </style:style>
    <style:style style:name="P15" style:family="paragraph" style:parent-style-name="Standard">
      <style:text-properties style:use-window-font-color="true" loext:opacity="0%" style:text-line-through-style="solid" style:text-line-through-type="single" style:font-name="David" fo:language="en" fo:country="US" style:text-underline-style="none" fo:font-weight="normal" officeooo:rsid="06255ca3" officeooo:paragraph-rsid="06213d5c" style:font-weight-asian="normal" style:font-name-complex="David CLM" style:font-weight-complex="normal"/>
    </style:style>
    <style:style style:name="P16" style:family="paragraph" style:parent-style-name="Heading_20_2">
      <style:text-properties style:use-window-font-color="true" loext:opacity="0%" officeooo:paragraph-rsid="0629bbde"/>
    </style:style>
    <style:style style:name="P17" style:family="paragraph" style:parent-style-name="Standard">
      <style:text-properties style:use-window-font-color="true" loext:opacity="0%" officeooo:paragraph-rsid="0629bbde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avid" fo:font-size="14pt" officeooo:paragraph-rsid="0629bbde" style:font-size-asian="14pt" style:font-name-complex="David CLM1" style:font-size-complex="14pt" style:font-weight-complex="normal"/>
    </style:style>
    <style:style style:name="P19" style:family="paragraph" style:parent-style-name="Standard">
      <style:text-properties style:use-window-font-color="true" loext:opacity="0%" style:font-name="David" officeooo:paragraph-rsid="0629bbde"/>
    </style:style>
    <style:style style:name="P20" style:family="paragraph" style:parent-style-name="Standard">
      <style:text-properties style:use-window-font-color="true" loext:opacity="0%" officeooo:paragraph-rsid="062d32ee"/>
    </style:style>
    <style:style style:name="P21" style:family="paragraph" style:parent-style-name="Heading_20_2">
      <style:text-properties style:use-window-font-color="true" loext:opacity="0%" officeooo:paragraph-rsid="062d32ee"/>
    </style:style>
    <style:style style:name="P22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David" officeooo:rsid="062f9785" officeooo:paragraph-rsid="062d32ee" style:font-size-asian="10.5pt" style:font-name-complex="David CLM1" style:font-weight-complex="normal"/>
    </style:style>
    <style:style style:name="P23" style:family="paragraph" style:parent-style-name="Heading_20_2">
      <style:text-properties style:use-window-font-color="true" loext:opacity="0%" officeooo:paragraph-rsid="062b62d6"/>
    </style:style>
    <style:style style:name="P24" style:family="paragraph" style:parent-style-name="Standard">
      <style:text-properties style:use-window-font-color="true" loext:opacity="0%" officeooo:paragraph-rsid="062b62d6"/>
    </style:style>
    <style:style style:name="P25" style:family="paragraph" style:parent-style-name="Standard">
      <style:text-properties style:use-window-font-color="true" loext:opacity="0%" officeooo:rsid="06255ca3" officeooo:paragraph-rsid="062b62d6"/>
    </style:style>
    <style:style style:name="P26" style:family="paragraph" style:parent-style-name="Standard">
      <style:text-properties style:use-window-font-color="true" loext:opacity="0%" style:font-name="Monospace" officeooo:rsid="063f287b" officeooo:paragraph-rsid="062b62d6" style:font-size-asian="10.5pt" style:font-name-complex="David CLM1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avid" fo:language="en" fo:country="US" officeooo:rsid="065f8930" officeooo:paragraph-rsid="0629bbde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6dcf64"/>
    </style:style>
    <style:style style:name="T4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" style:family="text">
      <style:text-properties officeooo:rsid="0604d8db"/>
    </style:style>
    <style:style style:name="T6" style:family="text">
      <style:text-properties fo:language="en" fo:country="US" officeooo:rsid="060e01c3"/>
    </style:style>
    <style:style style:name="T7" style:family="text">
      <style:text-properties officeooo:rsid="05c725fd"/>
    </style:style>
    <style:style style:name="T8" style:family="text">
      <style:text-properties officeooo:rsid="061a93c1"/>
    </style:style>
    <style:style style:name="T9" style:family="text">
      <style:text-properties style:font-name="David CLM" fo:language="en" fo:country="US" style:text-underline-style="none" fo:font-weight="normal" officeooo:rsid="05f8e71a" style:font-weight-asian="normal" style:font-name-complex="David CLM" style:font-weight-complex="normal"/>
    </style:style>
    <style:style style:name="T10" style:family="text">
      <style:text-properties style:font-name="David CLM" fo:language="en" fo:country="US" style:text-underline-style="none" fo:font-weight="normal" officeooo:rsid="061a93c1" style:font-size-asian="10.5pt" style:font-weight-asian="normal" style:font-name-complex="David CLM" style:font-weight-complex="normal"/>
    </style:style>
    <style:style style:name="T11" style:family="text">
      <style:text-properties officeooo:rsid="059ef6f6"/>
    </style:style>
    <style:style style:name="T12" style:family="text">
      <style:text-properties officeooo:rsid="04e7f806"/>
    </style:style>
    <style:style style:name="T13" style:family="text">
      <style:text-properties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4" style:family="text">
      <style:text-properties officeooo:rsid="061bffad"/>
    </style:style>
    <style:style style:name="T15" style:family="text">
      <style:text-properties style:font-name="Monospace" officeooo:rsid="061bffad" style:font-size-asian="10.5pt" style:font-name-complex="David CLM1" style:font-weight-complex="normal"/>
    </style:style>
    <style:style style:name="T16" style:family="text">
      <style:text-properties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style:font-name="Monospace" fo:font-size="12pt" fo:font-style="normal" fo:font-weight="normal" officeooo:rsid="061f655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8" style:family="text">
      <style:text-properties officeooo:rsid="061daf12"/>
    </style:style>
    <style:style style:name="T19" style:family="text">
      <style:text-properties style:font-name="David"/>
    </style:style>
    <style:style style:name="T20" style:family="text">
      <style:text-properties style:font-name="David" officeooo:rsid="061f6554"/>
    </style:style>
    <style:style style:name="T21" style:family="text">
      <style:text-properties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2" style:family="text">
      <style:text-properties style:font-name="Monospace" fo:font-size="12pt" fo:font-style="normal" fo:font-weight="normal" officeooo:rsid="0633172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3" style:family="text">
      <style:text-properties style:font-name="David" officeooo:rsid="0634bfb2"/>
    </style:style>
    <style:style style:name="T24" style:family="text">
      <style:text-properties style:font-name="David" officeooo:rsid="0634bfb2" style:font-size-asian="10.5pt" style:font-name-complex="David CLM1" style:font-weight-complex="normal"/>
    </style:style>
    <style:style style:name="T25" style:family="text">
      <style:text-properties style:font-name="David" officeooo:rsid="063aa742"/>
    </style:style>
    <style:style style:name="T26" style:family="text">
      <style:text-properties style:font-name="David" officeooo:rsid="06561767"/>
    </style:style>
    <style:style style:name="T27" style:family="text">
      <style:text-properties style:font-name="David" officeooo:rsid="065768e2" style:font-size-asian="10.5pt" style:font-name-complex="David CLM1" style:font-weight-complex="normal"/>
    </style:style>
    <style:style style:name="T28" style:family="text">
      <style:text-properties style:font-name="Monospace" fo:font-size="12pt" fo:font-style="normal" fo:font-weight="normal" officeooo:rsid="062d32e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9" style:family="text">
      <style:text-properties officeooo:rsid="06561767"/>
    </style:style>
    <style:style style:name="T30" style:family="text">
      <style:text-properties fo:font-weight="bold" officeooo:rsid="06561767" style:font-weight-asian="bold" style:font-weight-complex="bold"/>
    </style:style>
    <style:style style:name="T31" style:family="text">
      <style:text-properties officeooo:rsid="066dd64a"/>
    </style:style>
    <style:style style:name="T32" style:family="text">
      <style:text-properties officeooo:rsid="06302d6c"/>
    </style:style>
    <style:style style:name="T33" style:family="text">
      <style:text-properties officeooo:rsid="06314049"/>
    </style:style>
    <style:style style:name="T34" style:family="text">
      <style:text-properties officeooo:rsid="06255ca3"/>
    </style:style>
    <style:style style:name="T35" style:family="text">
      <style:text-properties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6" style:family="text">
      <style:text-properties fo:font-weight="normal" officeooo:rsid="06255ca3" style:font-weight-asian="normal" style:font-weight-complex="normal"/>
    </style:style>
    <style:style style:name="T37" style:family="text">
      <style:text-properties fo:font-weight="bold" officeooo:rsid="06255ca3" style:font-weight-asian="bold" style:font-weight-complex="bold"/>
    </style:style>
    <style:style style:name="T38" style:family="text">
      <style:text-properties officeooo:rsid="063f287b"/>
    </style:style>
    <style:style style:name="T39" style:family="text">
      <style:text-properties style:font-name="Monospace" officeooo:rsid="065671dc" style:font-size-asian="10.5pt" style:font-name-complex="David CLM1" style:font-weight-complex="normal"/>
    </style:style>
    <style:style style:name="T40" style:family="text">
      <style:text-properties style:font-name="Monospace" officeooo:rsid="063f287b" style:font-size-asian="10.5pt" style:font-name-complex="David CLM1" style:font-weight-complex="normal"/>
    </style:style>
    <style:style style:name="T41" style:family="text">
      <style:text-properties style:font-name="Monospace" fo:font-weight="normal" officeooo:rsid="063f287b" style:font-size-asian="10.5pt" style:font-weight-asian="normal" style:font-name-complex="David CLM1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<text:span text:style-name="T2"> –</text:span><text:span text:style-name="T3"> </text:span><text:span text:style-name="T4">חלוקת חפצים עם כסף</text:span></text:h>
      <text:p text:style-name="P2">יש לענות על שאלה אחת לבחירתכם. <text:span text:style-name="T5">שאלות המסומנות בכוכבית * <text:s/>מזכות בניקוד כפול.</text:span></text:p>
      <text:p text:style-name="P3"/>
      <text:p text:style-name="P4">שאלה <text:span text:style-name="T6">1</text:span><text:span text:style-name="T7">:</text:span> <text:span text:style-name="T8">אלגוריתם המכרז עם שני שחקנים</text:span></text:p>
      <text:p text:style-name="P5"><text:span text:style-name="T9">הוכיחו: כשיש שני שחקנים, </text:span><text:span text:style-name="T10">אלגוריתם המכרז </text:span><text:span text:style-name="T9">מחזיר חלוקה ללא־קנאה גם עם כלל קנאסטר וגם עם כלל ריית'.</text:span></text:p>
      <text:p text:style-name="P6"/>
      <text:p text:style-name="P7"><text:span text:style-name="T11">שאלה</text:span><text:span text:style-name="T12"> </text:span><text:span text:style-name="T13">2</text:span><text:span text:style-name="T11">: </text:span><text:span text:style-name="T14">אלגוריתם המכרז לעומת המנצח המתוקן</text:span></text:p>
      <text:p text:style-name="P8">חזרו על הגדרת אלגוריתם "המנצח המתוקן" בפרק 6. הפעילו את האלגוריתם <text:span text:style-name="T15">על אחת הדוגמאות מההרצאה </text:span>(זכרו לנרמל את הערכים כך שסכום הערכים של כל שחקן יהיה 100). חשבו את התועלת שמקבל כל אחד מהשחקנים. <text:s text:c="2"/>האם התועלת שמקבלים השחקנים באלגוריתם "המנצח המתוקן" גדולה יותר או קטנה יותר מב<text:span text:style-name="T14">אלגוריתם המכרז?</text:span></text:p>
      <text:p text:style-name="P9"/>
      <text:p text:style-name="P10"/>
      <text:p text:style-name="P11">שאלה<text:span text:style-name="T16"> </text:span><text:span text:style-name="T17">4</text:span>: <text:span text:style-name="T18">אלגוריתם </text:span><text:span text:style-name="T17">חלופי לחלוקת חדרים</text:span></text:p>
      <text:p text:style-name="P12"><text:span text:style-name="T19">ננסה להתאים את </text:span><text:span text:style-name="T20">אלגוריתם המכרז </text:span><text:span text:style-name="T19">לבעיית חלוקת החדרים באופן הבא:</text:span></text:p>
      <text:p text:style-name="P13">1. מצא השמה ממקסמת־סכום־ערכים בין השחקנים לחדרים (בעזרת שידוך משקל־מקסימום). </text:p>
      <text:p text:style-name="P13">2. גבה מכל שחקן את הערך שהוא מייחס לחדר שלו.</text:p>
      <text:p text:style-name="P13">3. שלם את שכר הדירה.</text:p>
      <text:p text:style-name="P13">4. חלק את ההפרש בין השחקנים שווה בשווה.</text:p>
      <text:p text:style-name="P13">הוכיחו, שהאלגוריתם הזה לא תמיד מחזיר חלוקה ללא־קנאה.</text:p>
      <text:p text:style-name="P14"/>
      <text:p text:style-name="P15"/>
      <text:p text:style-name="P16">שאלה <text:span text:style-name="T21">2</text:span>: <text:span text:style-name="T22">חלוקת ללא-קנאה </text:span><text:span text:style-name="T18">עם זכויות שונות</text:span></text:p>
      <text:p text:style-name="P17"><text:span text:style-name="T23">נתונים n שחקנים עם זכויות שונות: w1,…,wn. כזכור, </text:span><text:span text:style-name="T24">חלוקה ללא קנאה עם זכויות שונות היא חלוקה שבה, לכל שני שחקנים i, j:</text:span></text:p>
      <text:p text:style-name="P18">[Vi(Xi)-p(Xi)] / wi <text:s/>≥ <text:s/>[Vi(Xj)-p(Xj)] / wj</text:p>
      <text:p text:style-name="P19"/>
      <text:p text:style-name="P20"><text:span text:style-name="T25">תארו אלגוריתם המוצא חלוקה יעילה-פארטו וללא קנאה לשחקנים עם זכויות שונות. </text:span><text:span text:style-name="T26">הוכיחו </text:span><text:span text:style-name="T27">שהאלגוריתם </text:span></text:p>
      <text:p text:style-name="P20"><text:span text:style-name="T27">שלכם אכן מקיים תכונות אלה</text:span><text:span text:style-name="T26">.</text:span></text:p>
      <text:p text:style-name="P20"><text:span text:style-name="T26"/></text:p>
      <text:p text:style-name="P21">שאלה <text:span text:style-name="T21">2</text:span>: <text:span text:style-name="T22">חלוקת </text:span><text:span text:style-name="T28">חדרים אגליטרית</text:span></text:p>
      <text:p text:style-name="P22"><text:span text:style-name="T29">כזכור, </text:span><text:span text:style-name="T30">חלוקה אגליטרית </text:span><text:span text:style-name="T29">היא חלוקה שבה התועלת הנמוכה ביותר של שחקן כלשהו היא גבוהה ככל האפשר. </text:span><text:span text:style-name="T31">כתבו קוד בפייתון, </text:span><text:span text:style-name="T29">המוצא חלוקת חדרים אגליטרית, מבין כל החלוקות ללא-קנאה. </text:span><text:span text:style-name="T32">הסבירו ו</text:span><text:span text:style-name="T33">הדגימו </text:span><text:span text:style-name="T32">את תשובתכם.</text:span></text:p>
      <text:p text:style-name="P17"><text:span text:style-name="T26"/></text:p>
      <text:p text:style-name="P23"><text:span text:style-name="T34">שאלה </text:span><text:span text:style-name="T35">4</text:span><text:span text:style-name="T34">: האם ייתכן שדייר ישלם יותר מערך החדר?</text:span></text:p>
      <text:p text:style-name="P24">א. הוכיחו, שאם סכום הערכים של של דייר מסויים לכל החדרים בדירה גדול או שווה R (שכר הדירה הכללי), אז המחיר שישלם על החדר שיקבל, קטן או שווה מהערך שהוא מייחס לחדר.</text:p>
      <text:p text:style-name="P25"/>
      <text:p text:style-name="P24"><text:soft-page-break/><text:span text:style-name="T34">ב. הראו דוגמה שבה סכום הערכים של דייר מסויים קטן מ־R, </text:span><text:span text:style-name="T36">ובכל</text:span><text:span text:style-name="T37"> </text:span><text:span text:style-name="T34">חלוקה ללא־קנאה, הדייר הזה משלם מחיר גבוה יותר מערך החדר שקיבל </text:span><text:span text:style-name="T38">(</text:span><text:span text:style-name="T39">הוכיחו</text:span><text:span text:style-name="T40"> </text:span><text:span text:style-name="T41">שבכל </text:span><text:span text:style-name="T40">החלוקות ללא קנאה, הדייר משלם יותר מערך החדר שקיבל).</text:span></text:p>
      <text:p text:style-name="P26"><text:span text:style-name="T26"/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1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4-27T18:14:21.320715200</dc:date>
    <meta:editing-duration>P11DT20H13M17S</meta:editing-duration>
    <meta:editing-cycles>1396</meta:editing-cycles>
    <meta:document-statistic meta:table-count="0" meta:image-count="0" meta:object-count="0" meta:page-count="2" meta:paragraph-count="25" meta:word-count="326" meta:character-count="1823" meta:non-whitespace-character-count="1514"/>
  </office:meta>
</office:document-meta>
</file>